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6146in"/>
        </style:tab-stops>
      </style:paragraph-properties>
      <style:text-properties officeooo:rsid="00101485" officeooo:paragraph-rsid="00101485"/>
    </style:style>
    <style:style style:name="P2" style:family="paragraph" style:parent-style-name="Standard">
      <style:paragraph-properties>
        <style:tab-stops>
          <style:tab-stop style:position="3.6146in"/>
        </style:tab-stops>
      </style:paragraph-properties>
      <style:text-properties officeooo:rsid="0012de0c" officeooo:paragraph-rsid="0012de0c"/>
    </style:style>
    <style:style style:name="P3" style:family="paragraph" style:parent-style-name="Standard">
      <style:paragraph-properties>
        <style:tab-stops>
          <style:tab-stop style:position="3.6146in"/>
        </style:tab-stops>
      </style:paragraph-properties>
      <style:text-properties officeooo:rsid="0012de0c" officeooo:paragraph-rsid="0014f5e3"/>
    </style:style>
    <style:style style:name="P4" style:family="paragraph" style:parent-style-name="Standard">
      <style:paragraph-properties>
        <style:tab-stops>
          <style:tab-stop style:position="3.6146in"/>
        </style:tab-stops>
      </style:paragraph-properties>
      <style:text-properties officeooo:rsid="0012de0c" officeooo:paragraph-rsid="00182692"/>
    </style:style>
    <style:style style:name="P5" style:family="paragraph" style:parent-style-name="Standard">
      <style:paragraph-properties>
        <style:tab-stops>
          <style:tab-stop style:position="3.6146in"/>
        </style:tab-stops>
      </style:paragraph-properties>
      <style:text-properties officeooo:rsid="0012de0c" officeooo:paragraph-rsid="00193306"/>
    </style:style>
    <style:style style:name="P6" style:family="paragraph" style:parent-style-name="Standard">
      <style:paragraph-properties>
        <style:tab-stops>
          <style:tab-stop style:position="3.6146in"/>
        </style:tab-stops>
      </style:paragraph-properties>
      <style:text-properties fo:font-weight="bold" officeooo:rsid="0014f5e3" officeooo:paragraph-rsid="00182692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3.6146in"/>
        </style:tab-stops>
      </style:paragraph-properties>
      <style:text-properties fo:font-weight="normal" officeooo:rsid="00193306" officeooo:paragraph-rsid="00193306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3.6146in"/>
        </style:tab-stops>
      </style:paragraph-properties>
      <style:text-properties officeooo:rsid="0012de0c" officeooo:paragraph-rsid="001b7e56"/>
    </style:style>
    <style:style style:name="T1" style:family="text">
      <style:text-properties officeooo:rsid="0013ca11"/>
    </style:style>
    <style:style style:name="T2" style:family="text">
      <style:text-properties officeooo:rsid="0014f5e3"/>
    </style:style>
    <style:style style:name="T3" style:family="text">
      <style:text-properties fo:font-weight="bold" officeooo:rsid="0014f5e3" style:font-weight-asian="bold" style:font-weight-complex="bold"/>
    </style:style>
    <style:style style:name="T4" style:family="text">
      <style:text-properties fo:font-weight="bold" officeooo:rsid="00182692" style:font-weight-asian="bold" style:font-weight-complex="bold"/>
    </style:style>
    <style:style style:name="T5" style:family="text">
      <style:text-properties fo:font-weight="bold" officeooo:rsid="00193306" style:font-weight-asian="bold" style:font-weight-complex="bold"/>
    </style:style>
    <style:style style:name="T6" style:family="text">
      <style:text-properties fo:font-weight="normal" officeooo:rsid="0014f5e3" style:font-weight-asian="normal" style:font-weight-complex="normal"/>
    </style:style>
    <style:style style:name="T7" style:family="text">
      <style:text-properties fo:font-weight="normal" officeooo:rsid="00182692" style:font-weight-asian="normal" style:font-weight-complex="normal"/>
    </style:style>
    <style:style style:name="T8" style:family="text">
      <style:text-properties fo:font-weight="normal" officeooo:rsid="00193306" style:font-weight-asian="normal" style:font-weight-complex="normal"/>
    </style:style>
    <style:style style:name="T9" style:family="text">
      <style:text-properties fo:font-weight="normal" officeooo:rsid="0019698c" style:font-weight-asian="normal" style:font-weight-complex="normal"/>
    </style:style>
    <style:style style:name="T10" style:family="text">
      <style:text-properties officeooo:rsid="001b7e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you master TINEM-program registered?</text:p>
      <text:p text:style-name="P1"/>
      <text:p text:style-name="P2">The aim is to prepare students of managerial position.</text:p>
      <text:p text:style-name="P2"/>
      <text:p text:style-name="P3">Problem solving <text:span text:style-name="T1">vs.</text:span> Formulate problems,<text:line-break/><text:line-break/><text:span text:style-name="T1">We will focus a lot on the latter.<text:line-break/><text:line-break/>“The client does not know what he/she wants.”-Per <text:line-break/><text:line-break/>“Solving a problem is the second thing you do.” -Per<text:line-break/><text:line-break/>There will not be much of “This is my question, now give me the right answer. More problem based learning. Formulate problems an design a solution.” - ish vad Lars sa.<text:line-break/><text:line-break/>Ask yourself. Can I get more out of my education?</text:span></text:p>
      <text:p text:style-name="P3"/>
      <text:p text:style-name="P4"><text:span text:style-name="T2">We will visit ICA in Västerås. (Oct 7) (I do not know who “we” refers to tho.)<text:line-break/><text:line-break/>On wednesday ppl from year 2 will meet us.<text:line-break/><text:line-break/>Think about if you want to be on the student board.<text:line-break/><text:line-break/></text:span><text:span text:style-name="T3">Three</text:span><text:span text:style-name="T2"> perspectives on IM: Industry Functional Individual<text:line-break/><text:line-break/></text:span><text:span text:style-name="T3">Industry</text:span><text:span text:style-name="T2">: How does the company operate in the larger industry environment. <text:line-break/><text:line-break/></text:span><text:span text:style-name="T3">Functional</text:span><text:span text:style-name="T2">: How you run your functions in the organization. Structures, policies, how they manage their different value creating functions.<text:line-break/><text:line-break/></text:span><text:span text:style-name="T3">Individual</text:span><text:span text:style-name="T2">: How the individual is affected by the company. And how the individual affects the company. Borås soppgubbar.<text:line-break/><text:line-break/>On </text:span><text:span text:style-name="T3">friday</text:span><text:span text:style-name="T4">(</text:span><text:span text:style-name="T5">S</text:span><text:span text:style-name="T4">ept 2) </text:span><text:span text:style-name="T2">everyone will orally present </text:span><text:span text:style-name="T3">Case 0.5,</text:span><text:span text:style-name="T6"> </text:span><text:span text:style-name="T7">2min.</text:span><text:span text:style-name="T3"> </text:span><text:span text:style-name="T7">Groups of 4 or 5</text:span></text:p>
      <text:p text:style-name="P6"/>
      <text:p text:style-name="P5"><text:span text:style-name="T7">There is a form on Bilda.</text:span><text:span text:style-name="T3"><text:line-break/><text:line-break/></text:span><text:span text:style-name="T7">Less beeping shit.<text:line-break/><text:line-break/></text:span><text:span text:style-name="T8">Look at the schedule.<text:line-break/><text:line-break/>WE DO NOT USE THE KTHSCHEMA! WE USE THE BILDATHINGY</text:span></text:p>
      <text:p text:style-name="P7"/>
      <text:p text:style-name="P8"><text:span text:style-name="T9">13 senior coaches</text:span><text:span text:style-name="T2"><text:line-break/><text:line-break/>Guest lectures are </text:span><text:span text:style-name="T3">mandatory</text:span><text:span text:style-name="T2">.</text:span></text:p>
      <text:p text:style-name="P8"/>
      <text:p text:style-name="P8"><text:span text:style-name="T10">Kurslitterture: The big idea: No, management is not a profession av Richard Barker july-august 2010 issue <text:s/>+ 4 articles on Bilda.<text:line-break/><text:line-break/>Upload your picture on bilda.<text:line-break/><text:line-break/></text:span><text:soft-page-break/><text:span text:style-name="T10">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5:17:22.072474248</meta:creation-date>
    <dc:date>2016-08-30T09:34:42.543990736</dc:date>
    <meta:editing-duration>PT58M52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7" meta:word-count="249" meta:character-count="1483" meta:non-whitespace-character-count="1216"/>
  </office:meta>
</office:document-meta>
</file>